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erif Roman" svg:font-family="'Liberation Serif Roman'" style:font-family-generic="roman"/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 Roman1" svg:font-family="'Liberation Serif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80808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808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color="#808080" draw:fill-color="#2a6099" draw:textarea-horizontal-align="justify" draw:textarea-vertical-align="middle" draw:auto-grow-height="false" fo:min-height="0.247cm" fo:min-width="0.0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7b59" draw:textarea-horizontal-align="justify" draw:textarea-vertical-align="middle" draw:auto-grow-height="false" fo:min-height="3.746cm" fo:min-width="3.9cm"/>
    </style:style>
    <style:style style:name="gr6" style:family="graphic" style:parent-style-name="standard">
      <style:graphic-properties draw:fill-color="#ff7b59" draw:textarea-horizontal-align="justify" draw:textarea-vertical-align="middle" draw:auto-grow-height="false" fo:min-height="3.75cm" fo:min-width="4.1cm"/>
    </style:style>
    <style:style style:name="gr7" style:family="graphic" style:parent-style-name="standard">
      <style:graphic-properties svg:stroke-width="0.053cm" svg:stroke-color="#ff7b59" draw:marker-start-width="0.279cm" draw:marker-end-width="0.279cm" draw:fill-color="#ff7b59" draw:textarea-horizontal-align="justify" draw:textarea-vertical-align="middle" draw:auto-grow-height="false" fo:min-height="0.69cm" fo:min-width="2.47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7b59" draw:marker-start-width="0.279cm" draw:marker-end-width="0.279cm" draw:fill-color="#ff7b59" draw:textarea-horizontal-align="justify" draw:textarea-vertical-align="middle" draw:auto-grow-height="false" fo:min-height="0.668cm" fo:min-width="2.53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59cm" svg:stroke-color="#e6e905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color="#808080" draw:fill-color="#069a2e" draw:textarea-horizontal-align="justify" draw:textarea-vertical-align="middle" draw:auto-grow-height="false" fo:min-height="0.247cm" fo:min-width="0.065cm"/>
    </style:style>
    <style:style style:name="gr11" style:family="graphic" style:parent-style-name="objectwithoutfill">
      <style:graphic-properties draw:stroke="dash" draw:stroke-dash="Ultrafine_20_Dashed" svg:stroke-width="0.106cm" svg:stroke-color="#ff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color="#808080" draw:fill-color="#ff0000" draw:textarea-horizontal-align="justify" draw:textarea-vertical-align="middle" draw:auto-grow-height="false" fo:min-height="0.055cm" fo:min-width="0cm"/>
    </style:style>
    <style:style style:name="gr13" style:family="graphic" style:parent-style-name="standard">
      <style:graphic-properties svg:stroke-color="#808080" draw:fill-color="#cccccc" draw:textarea-horizontal-align="justify" draw:textarea-vertical-align="middle" draw:auto-grow-height="false" fo:min-height="0.055cm" fo:min-width="0cm"/>
    </style:style>
    <style:style style:name="gr14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15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  <style:paragraph-properties style:writing-mode="lr-tb"/>
    </style:style>
    <style:style style:name="gr17" style:family="graphic" style:parent-style-name="standard">
      <style:graphic-properties svg:stroke-color="#f10d0c" draw:fill-color="#f10d0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35cm" svg:stroke-color="#00a933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Fine_20_Dashed" svg:stroke-width="0.035cm" svg:stroke-color="#00a933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marker-start="Arrow_20_concave" draw:marker-end="Arrow_20_concave" draw:fill="solid" draw:textarea-vertical-align="middle"/>
    </style:style>
    <style:style style:name="gr22" style:family="graphic" style:parent-style-name="Objeto_20_sin_20_relleno_20_ni_20_línea">
      <style:graphic-properties draw:fill="none" draw:fill-color="#729fcf" draw:textarea-horizontal-align="center" draw:textarea-vertical-align="middle" draw:ole-draw-aspect="1" style:protect="size"/>
    </style:style>
    <style:style style:name="gr2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4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  <style:paragraph-properties style:writing-mode="lr-tb"/>
    </style:style>
    <style:style style:name="gr28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30" style:family="graphic" style:parent-style-name="standard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1" style:family="graphic" style:parent-style-name="standard">
      <style:graphic-properties draw:stroke="solid" draw:fill="solid" draw:fill-color="#729fcf" draw:opacity="50%" dr3d:horizontal-segments="4" dr3d:vertical-segments="14" dr3d:close-front="true" dr3d:close-back="true"/>
    </style:style>
    <style:style style:name="gr32" style:family="graphic" style:parent-style-name="standard">
      <style:graphic-properties draw:stroke="solid" draw:stroke-dash="Fine_20_Dashed" svg:stroke-width="0cm" svg:stroke-color="#00a93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a933" draw:secondary-fill-color="#729fc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3" style:family="graphic" style:parent-style-name="standard">
      <style:graphic-properties draw:stroke="solid" draw:stroke-dash="Fine_20_Dashed" svg:stroke-color="#00a933" draw:fill="solid" draw:fill-color="#00a933" draw:opacity="50%" dr3d:horizontal-segments="4" dr3d:vertical-segments="14" dr3d:close-front="true" dr3d:close-back="true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fill-color="#780373" draw:textarea-horizontal-align="justify" draw:textarea-vertical-align="middle" draw:auto-grow-height="false" fo:min-height="0.034cm" fo:min-width="0cm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80373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7b59"/>
      <style:paragraph-properties fo:text-align="center"/>
    </style:style>
    <style:style style:name="P5" style:family="paragraph">
      <loext:graphic-properties draw:fill-color="#069a2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999999"/>
      <style:paragraph-properties fo:text-align="center" style:writing-mode="lr-tb"/>
    </style:style>
    <style:style style:name="P11" style:family="paragraph">
      <loext:graphic-properties draw:fill-color="#f10d0c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style:paragraph-properties style:writing-mode="lr-tb"/>
    </style:style>
    <style:style style:name="P16" style:family="paragraph">
      <loext:graphic-properties draw:fill-color="#ff0000"/>
      <style:paragraph-properties fo:text-align="center" style:writing-mode="lr-tb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loext:graphic-properties draw:fill-color="#00a933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erif Roman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-color="#780373"/>
      <style:paragraph-properties fo:text-align="center"/>
    </style:style>
    <style:style style:name="P22" style:family="paragraph">
      <loext:graphic-properties draw:fill="solid" draw:fill-color="#78037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in Modern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line draw:style-name="gr1" draw:text-style-name="P1" draw:layer="layout" svg:x1="8.4cm" svg:y1="11.4cm" svg:x2="22.4cm" svg:y2="11.4cm">
          <text:p/>
        </draw:line>
        <draw:line draw:style-name="gr2" draw:text-style-name="P1" draw:layer="layout" svg:x1="10.2cm" svg:y1="12.9cm" svg:x2="10.084cm" svg:y2="2.8cm">
          <text:p/>
        </draw:line>
        <draw:line draw:style-name="gr2" draw:text-style-name="P1" draw:layer="layout" svg:x1="14.8cm" svg:y1="12.9cm" svg:x2="14.684cm" svg:y2="2.8cm">
          <text:p/>
        </draw:line>
        <draw:line draw:style-name="gr2" draw:text-style-name="P1" draw:layer="layout" svg:x1="19.1cm" svg:y1="12.9cm" svg:x2="18.984cm" svg:y2="2.8cm">
          <text:p/>
        </draw:line>
        <draw:line draw:style-name="gr1" draw:text-style-name="P1" draw:layer="layout" svg:x1="8.4cm" svg:y1="7.6cm" svg:x2="22.4cm" svg:y2="7.6cm">
          <text:p/>
        </draw:line>
        <draw:line draw:style-name="gr1" draw:text-style-name="P1" draw:layer="layout" svg:x1="8.4cm" svg:y1="3.6cm" svg:x2="22.4cm" svg:y2="3.6cm">
          <text:p/>
        </draw:line>
        <draw:custom-shape draw:style-name="gr3" draw:text-style-name="P2" draw:layer="layout" svg:width="0.799cm" svg:height="0.701cm" svg:x="9.701cm" svg:y="7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9.801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4.401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8.701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8.701cm" svg:y="7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4.301cm" svg:y="7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9.701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4.301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8.601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5" draw:text-style-name="P4" draw:layer="layout" svg:width="4.4cm" svg:height="3.996cm" draw:transform="skewX (-0.0417133691226645) translate (14.584cm 7.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6cm" svg:height="4cm" svg:x="10.084cm" svg:y="3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969cm" svg:height="3.011cm" draw:transform="skewX (-0.00366519142918816) rotate (2.35078396951116) translate (16.802cm 9.716cm)">
          <text:p/>
          <draw:enhanced-geometry svg:viewBox="0 0 21600 21600" draw:glue-points="?f0 0 ?f1 10800 0 21600 10800 21600 21600 21600 ?f7 10800" draw:text-areas="?f1 10800 ?f2 18000 ?f3 7200 ?f4 21600" draw:type="isosceles-triangle" draw:modifiers="10661.15541090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6.046cm" svg:height="2.975cm" draw:transform="skewX (-0.00261799387799151) rotate (-0.7696902001295) translate (12.565cm 5.5cm)">
          <text:p/>
          <draw:enhanced-geometry svg:viewBox="0 0 21600 21600" draw:glue-points="?f0 0 ?f1 10800 0 21600 10800 21600 21600 21600 ?f7 10800" draw:text-areas="?f1 10800 ?f2 18000 ?f3 7200 ?f4 21600" draw:type="isosceles-triangle" draw:modifiers="10661.15541090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4cm" svg:y1="11.4cm" svg:x2="22.4cm" svg:y2="11.4cm">
          <text:p/>
        </draw:line>
        <draw:line draw:style-name="gr2" draw:text-style-name="P1" draw:layer="layout" svg:x1="10.2cm" svg:y1="12.9cm" svg:x2="10.084cm" svg:y2="2.8cm">
          <text:p/>
        </draw:line>
        <draw:line draw:style-name="gr2" draw:text-style-name="P1" draw:layer="layout" svg:x1="14.8cm" svg:y1="12.9cm" svg:x2="14.684cm" svg:y2="2.8cm">
          <text:p/>
        </draw:line>
        <draw:line draw:style-name="gr2" draw:text-style-name="P1" draw:layer="layout" svg:x1="19.1cm" svg:y1="12.9cm" svg:x2="18.984cm" svg:y2="2.8cm">
          <text:p/>
        </draw:line>
        <draw:line draw:style-name="gr1" draw:text-style-name="P1" draw:layer="layout" svg:x1="8.4cm" svg:y1="7.6cm" svg:x2="22.4cm" svg:y2="7.6cm">
          <text:p/>
        </draw:line>
        <draw:line draw:style-name="gr1" draw:text-style-name="P1" draw:layer="layout" svg:x1="8.4cm" svg:y1="3.6cm" svg:x2="22.4cm" svg:y2="3.6cm">
          <text:p/>
        </draw:line>
        <draw:custom-shape draw:style-name="gr3" draw:text-style-name="P2" draw:layer="layout" svg:width="0.799cm" svg:height="0.701cm" svg:x="9.701cm" svg:y="7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9.801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4.401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8.701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8.701cm" svg:y="7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4.301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716cm" svg:y1="7.6cm" svg:x2="14.6cm" svg:y2="3.6cm">
          <text:p/>
        </draw:line>
        <draw:custom-shape draw:style-name="gr3" draw:text-style-name="P2" draw:layer="layout" svg:width="0.799cm" svg:height="0.701cm" svg:x="9.701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01cm" svg:x="18.601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724cm" svg:y1="7.539cm" svg:x2="14.724cm" svg:y2="11.541cm">
          <text:p/>
        </draw:line>
        <draw:line draw:style-name="gr9" draw:text-style-name="P1" draw:layer="layout" svg:x1="14.365cm" svg:y1="7.641cm" svg:x2="10.363cm" svg:y2="7.641cm">
          <text:p/>
        </draw:line>
        <draw:line draw:style-name="gr9" draw:text-style-name="P1" draw:layer="layout" svg:x1="14.905cm" svg:y1="7.55cm" svg:x2="18.907cm" svg:y2="7.544cm">
          <text:p/>
        </draw:line>
        <draw:line draw:style-name="gr9" draw:text-style-name="P1" draw:layer="layout" svg:x1="14.6cm" svg:y1="7.6cm" svg:x2="10.24cm" svg:y2="3.8cm">
          <text:p/>
        </draw:line>
        <draw:line draw:style-name="gr9" draw:text-style-name="P1" draw:layer="layout" svg:x1="14.859cm" svg:y1="7.594cm" svg:x2="19.103cm" svg:y2="11.523cm">
          <text:p/>
        </draw:line>
        <draw:custom-shape draw:style-name="gr10" draw:text-style-name="P5" draw:layer="layout" svg:width="0.799cm" svg:height="0.701cm" svg:x="14.301cm" svg:y="7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0.259cm" svg:x1="14.213cm" svg:y1="4.321cm" svg:x2="11.951cm" svg:y2="4.93cm" svg:d="M14213 4321c-1308 0-177 609-2262 609" svg:viewBox="0 0 2263 610">
          <text:p/>
        </draw:connector>
        <draw:connector draw:style-name="gr11" draw:text-style-name="P1" draw:layer="layout" draw:type="curve" svg:x1="11.251cm" svg:y1="5.033cm" svg:x2="10.786cm" svg:y2="7.326cm" svg:d="M11251 5033c0 1720-465 574-465 2293" svg:viewBox="0 0 466 2294">
          <text:p/>
        </draw:connector>
        <draw:connector draw:style-name="gr11" draw:text-style-name="P1" draw:layer="layout" draw:type="curve" svg:x1="18.658cm" svg:y1="10.344cm" svg:x2="18.16cm" svg:y2="8.052cm" svg:d="M18658 10344c0-1719-498-573-498-2292" svg:viewBox="0 0 499 2293">
          <text:p/>
        </draw:connector>
        <draw:connector draw:style-name="gr11" draw:text-style-name="P1" draw:layer="layout" draw:type="curve" draw:line-skew="0.259cm" svg:x1="15.347cm" svg:y1="11.145cm" svg:x2="17.539cm" svg:y2="10.305cm" svg:d="M15347 11145c2032 0 937-840 2192-840" svg:viewBox="0 0 2193 841">
          <text:p/>
        </draw:connector>
        <draw:connector draw:style-name="gr11" draw:text-style-name="P1" draw:layer="layout" draw:type="curve" svg:x1="11.8cm" svg:y1="8.334cm" svg:x2="14.162cm" svg:y2="10cm" svg:d="M11800 8334c1771 0 591 1666 2362 1666" svg:viewBox="0 0 2363 1667">
          <text:p/>
        </draw:connector>
        <draw:connector draw:style-name="gr11" draw:text-style-name="P1" draw:layer="layout" draw:type="curve" svg:x1="17.437cm" svg:y1="6.814cm" svg:x2="15.159cm" svg:y2="5.035cm" svg:d="M17437 6814c-1708 0-570-1779-2278-1779" svg:viewBox="0 0 2279 1780">
          <text:p/>
        </draw:connecto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custom-shape draw:style-name="gr12" draw:text-style-name="P6" draw:layer="layout" svg:width="0.5cm" svg:height="0.431cm" svg:x="8.9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2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3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4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5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7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9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4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5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6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6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7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8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9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1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12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13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14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custom-shape draw:style-name="gr13" draw:text-style-name="P8" draw:layer="layout" svg:width="0.5cm" svg:height="0.431cm" svg:x="9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2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3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004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5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7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09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3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005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006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7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7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7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7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007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8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8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8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8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008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9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9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9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9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1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009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1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1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1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1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6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7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8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8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9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2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3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4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5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6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2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15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3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2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2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2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3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2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2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2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3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0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3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6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7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8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9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9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1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2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3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4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6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7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2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3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4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16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2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2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7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3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8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9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2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3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4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5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6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7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8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3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4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5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6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7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3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3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3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3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8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04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05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06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06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07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08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09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2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3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4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2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09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2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3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4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5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6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7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8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4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6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7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418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4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4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4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419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5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6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7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7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8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9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3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4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5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2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3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4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5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7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9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5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6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7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8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19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5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5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5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6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7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8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8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9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2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3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4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5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6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2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5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2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6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7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8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19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6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6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6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2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7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8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9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9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1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2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3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4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6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7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2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3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4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6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2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2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8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1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2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2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7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7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7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7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2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08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09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1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2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3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4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5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6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7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8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3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4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5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6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7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3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2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2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1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21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72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8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8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18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3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72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custom-shape draw:style-name="gr12" draw:text-style-name="P6" draw:layer="layout" svg:width="0.5cm" svg:height="0.431cm" svg:x="8.9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1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2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2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3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4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9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9.7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0.5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1.3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1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3.7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4.5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5.2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7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8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9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1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0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7.6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8.4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9.2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0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3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4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5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6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6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7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8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13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14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1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2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3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4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6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11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1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3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3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5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2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3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4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4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4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6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3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4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5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4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4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05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4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5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4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5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5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8.90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03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04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04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05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2.903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4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5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5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6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16.804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5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6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6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7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cm" svg:height="0.431cm" svg:x="20.805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6cm" svg:y="1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7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7cm" svg:y="10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08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08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08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09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07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08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09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08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09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09cm" svg:y="8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07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08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09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8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09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9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09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1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812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1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11cm" svg:y="7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12cm" svg:y="6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813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9.7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0.5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1.313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2.1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3.713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4.514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5.212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6.013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7.614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8.413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19.214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20.014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cm" svg:height="0.431cm" svg:x="8.912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line draw:style-name="gr14" draw:text-style-name="P1" draw:layer="layout" svg:x1="8.4cm" svg:y1="11.4cm" svg:x2="22.4cm" svg:y2="11.4cm">
          <text:p/>
        </draw:line>
        <draw:line draw:style-name="gr14" draw:text-style-name="P1" draw:layer="layout" svg:x1="10.2cm" svg:y1="12.9cm" svg:x2="10.084cm" svg:y2="2.8cm">
          <text:p/>
        </draw:line>
        <draw:custom-shape draw:style-name="gr15" draw:text-style-name="P9" draw:layer="layout" svg:width="0.2cm" svg:height="0.2cm" svg:x="10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6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802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802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903cm" svg:y="8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04cm" svg:y="8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805cm" svg:y="9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506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407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208cm" svg:y="10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809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cm" svg:y="9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1cm" svg:y="8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212cm" svg:y="8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113cm" svg:y="7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214cm" svg:y="7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5cm" svg:y="7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016cm" svg:y="6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0.917cm" svg:y="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8cm" svg:y="9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919cm" svg:y="10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21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021cm" svg:y="5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622cm" svg:y="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23cm" svg:y="5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124cm" svg:y="6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125cm" svg:y="7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226cm" svg:y="11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027cm" svg:y="7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8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129cm" svg:y="8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9cm" svg:y="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929cm" svg:y="8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29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8.43cm" svg:y="9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3cm" svg:y="8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1cm" svg:y="9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2cm" svg:y="10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20.833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833cm" svg:y="3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3cm" svg:y="10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line draw:style-name="gr14" draw:text-style-name="P1" draw:layer="layout" svg:x1="8.4cm" svg:y1="11.4cm" svg:x2="22.4cm" svg:y2="11.4cm">
          <text:p/>
        </draw:line>
        <draw:line draw:style-name="gr14" draw:text-style-name="P1" draw:layer="layout" svg:x1="10.2cm" svg:y1="12.9cm" svg:x2="10.084cm" svg:y2="2.8cm">
          <text:p/>
        </draw:line>
        <draw:custom-shape draw:style-name="gr15" draw:text-style-name="P9" draw:layer="layout" svg:width="0.2cm" svg:height="0.2cm" svg:x="10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6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802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802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903cm" svg:y="8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04cm" svg:y="8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805cm" svg:y="9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506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407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208cm" svg:y="10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809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cm" svg:y="9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1cm" svg:y="8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212cm" svg:y="8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113cm" svg:y="7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214cm" svg:y="7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5cm" svg:y="7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016cm" svg:y="6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0.917cm" svg:y="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8cm" svg:y="9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919cm" svg:y="10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21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021cm" svg:y="5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622cm" svg:y="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17.423cm" svg:y="5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124cm" svg:y="6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125cm" svg:y="7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226cm" svg:y="11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027cm" svg:y="7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8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129cm" svg:y="8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9cm" svg:y="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929cm" svg:y="8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29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8.43cm" svg:y="9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3cm" svg:y="8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1cm" svg:y="9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2cm" svg:y="10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20.833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833cm" svg:y="3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3cm" svg:y="10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3.2cm" svg:y1="12.9cm" svg:x2="18.8cm" svg:y2="2.9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line draw:style-name="gr14" draw:text-style-name="P1" draw:layer="layout" svg:x1="8.4cm" svg:y1="11.4cm" svg:x2="22.4cm" svg:y2="11.4cm">
          <text:p/>
        </draw:line>
        <draw:line draw:style-name="gr14" draw:text-style-name="P1" draw:layer="layout" svg:x1="10.2cm" svg:y1="12.9cm" svg:x2="10.084cm" svg:y2="2.8cm">
          <text:p/>
        </draw:line>
        <draw:custom-shape draw:style-name="gr15" draw:text-style-name="P9" draw:layer="layout" svg:width="0.2cm" svg:height="0.2cm" svg:x="10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6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802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802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903cm" svg:y="8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04cm" svg:y="8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805cm" svg:y="9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506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407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208cm" svg:y="10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809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cm" svg:y="9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1cm" svg:y="8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212cm" svg:y="8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113cm" svg:y="7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214cm" svg:y="7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5cm" svg:y="7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016cm" svg:y="6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0.917cm" svg:y="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8cm" svg:y="9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919cm" svg:y="10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21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021cm" svg:y="5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622cm" svg:y="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17.423cm" svg:y="5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124cm" svg:y="6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125cm" svg:y="7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226cm" svg:y="11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027cm" svg:y="7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8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129cm" svg:y="8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9cm" svg:y="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929cm" svg:y="8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29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8.43cm" svg:y="9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3cm" svg:y="8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1cm" svg:y="9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2cm" svg:y="10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20.833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833cm" svg:y="3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3cm" svg:y="10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3.2cm" svg:y1="12.9cm" svg:x2="18.8cm" svg:y2="2.9cm">
          <text:p/>
        </draw:line>
        <draw:line draw:style-name="gr20" draw:text-style-name="P1" draw:layer="layout" svg:x1="12.4cm" svg:y1="12.6cm" svg:x2="17.8cm" svg:y2="2.9cm">
          <text:p/>
        </draw:line>
        <draw:line draw:style-name="gr20" draw:text-style-name="P1" draw:layer="layout" svg:x1="14cm" svg:y1="13.4cm" svg:x2="19.8cm" svg:y2="3cm">
          <text:p/>
        </draw:line>
        <draw:line draw:style-name="gr21" draw:text-style-name="P1" draw:layer="layout" svg:x1="13.4cm" svg:y1="12.6cm" svg:x2="14.2cm" svg:y2="13cm">
          <text:p/>
        </draw:line>
        <draw:line draw:style-name="gr21" draw:text-style-name="P1" draw:layer="layout" svg:x1="12.6cm" svg:y1="12.2cm" svg:x2="13.4cm" svg:y2="12.6cm">
          <text:p/>
        </draw:line>
        <draw:frame draw:style-name="gr22" draw:text-style-name="P12" draw:layer="layout" svg:width="0.386cm" svg:height="0.242cm" svg:x="12.614cm" svg:y="1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13" draw:layer="layout" svg:width="0.386cm" svg:height="0.242cm" svg:x="13.514cm" svg:y="12.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line draw:style-name="gr14" draw:text-style-name="P1" draw:layer="layout" svg:x1="8.4cm" svg:y1="11.4cm" svg:x2="22.4cm" svg:y2="11.4cm">
          <text:p/>
        </draw:line>
        <draw:line draw:style-name="gr14" draw:text-style-name="P1" draw:layer="layout" svg:x1="10.2cm" svg:y1="12.9cm" svg:x2="10.084cm" svg:y2="2.8cm">
          <text:p/>
        </draw:line>
        <draw:custom-shape draw:style-name="gr15" draw:text-style-name="P9" draw:layer="layout" svg:width="0.2cm" svg:height="0.2cm" svg:x="10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11.6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802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802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903cm" svg:y="8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04cm" svg:y="8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805cm" svg:y="9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506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19.407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208cm" svg:y="10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809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cm" svg:y="9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1cm" svg:y="8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212cm" svg:y="8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113cm" svg:y="7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214cm" svg:y="7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5cm" svg:y="7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016cm" svg:y="6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0.917cm" svg:y="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8cm" svg:y="9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919cm" svg:y="10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21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021cm" svg:y="5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622cm" svg:y="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124cm" svg:y="6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125cm" svg:y="7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226cm" svg:y="11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027cm" svg:y="7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8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129cm" svg:y="8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9cm" svg:y="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929cm" svg:y="8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29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8.43cm" svg:y="9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3cm" svg:y="8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1cm" svg:y="9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2cm" svg:y="10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20.833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833cm" svg:y="3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3cm" svg:y="10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434cm" svg:y="5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line draw:style-name="gr14" draw:text-style-name="P1" draw:layer="layout" svg:x1="8.4cm" svg:y1="11.4cm" svg:x2="22.4cm" svg:y2="11.4cm">
          <text:p/>
        </draw:line>
        <draw:line draw:style-name="gr14" draw:text-style-name="P1" draw:layer="layout" svg:x1="10.2cm" svg:y1="12.9cm" svg:x2="10.084cm" svg:y2="2.8cm">
          <text:p/>
        </draw:line>
        <draw:custom-shape draw:style-name="gr15" draw:text-style-name="P9" draw:layer="layout" svg:width="0.2cm" svg:height="0.2cm" svg:x="10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11.6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802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802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903cm" svg:y="8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04cm" svg:y="8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805cm" svg:y="9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506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19.407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208cm" svg:y="10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809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cm" svg:y="9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1cm" svg:y="8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212cm" svg:y="8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113cm" svg:y="7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214cm" svg:y="7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5cm" svg:y="7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016cm" svg:y="6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0.917cm" svg:y="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8cm" svg:y="9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919cm" svg:y="10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21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021cm" svg:y="5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622cm" svg:y="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124cm" svg:y="6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125cm" svg:y="7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226cm" svg:y="11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027cm" svg:y="7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8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129cm" svg:y="8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9cm" svg:y="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929cm" svg:y="8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29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8.43cm" svg:y="9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3cm" svg:y="8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1cm" svg:y="9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2cm" svg:y="10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20.833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833cm" svg:y="3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3cm" svg:y="10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0.6cm" svg:y1="6.318cm" svg:x2="21.4cm" svg:y2="10.8cm">
          <text:p/>
        </draw:line>
        <draw:custom-shape draw:style-name="gr15" draw:text-style-name="P9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434cm" svg:y="5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2" draw:text-style-name="P15" draw:layer="layout" svg:width="25.199cm" svg:height="2.629cm" svg:x="1.4cm" svg:y="0.628cm" presentation:class="title" presentation:placeholder="true">
          <draw:text-box/>
        </draw:frame>
        <draw:frame presentation:style-name="pr3" draw:text-style-name="P1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line draw:style-name="gr14" draw:text-style-name="P1" draw:layer="layout" svg:x1="8.4cm" svg:y1="11.4cm" svg:x2="22.4cm" svg:y2="11.4cm">
          <text:p/>
        </draw:line>
        <draw:line draw:style-name="gr14" draw:text-style-name="P1" draw:layer="layout" svg:x1="10.2cm" svg:y1="12.9cm" svg:x2="10.084cm" svg:y2="2.8cm">
          <text:p/>
        </draw:line>
        <draw:custom-shape draw:style-name="gr15" draw:text-style-name="P9" draw:layer="layout" svg:width="0.2cm" svg:height="0.2cm" svg:x="10.6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11.6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802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802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903cm" svg:y="8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04cm" svg:y="8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805cm" svg:y="9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506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19.407cm" svg:y="9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208cm" svg:y="10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8.809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cm" svg:y="9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011cm" svg:y="8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212cm" svg:y="8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113cm" svg:y="7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214cm" svg:y="7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5cm" svg:y="7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016cm" svg:y="6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0.917cm" svg:y="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218cm" svg:y="9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2.919cm" svg:y="10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6.221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021cm" svg:y="5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622cm" svg:y="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9.124cm" svg:y="6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20.125cm" svg:y="7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1.226cm" svg:y="11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027cm" svg:y="7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8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4.129cm" svg:y="8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3.629cm" svg:y="6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929cm" svg:y="8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29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8.43cm" svg:y="9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7.43cm" svg:y="8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1cm" svg:y="9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2cm" svg:y="10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20.833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833cm" svg:y="3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9.733cm" svg:y="10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0.6cm" svg:y1="6.318cm" svg:x2="21.4cm" svg:y2="10.8cm">
          <text:p/>
        </draw:line>
        <draw:custom-shape draw:style-name="gr15" draw:text-style-name="P9" draw:layer="layout" svg:width="0.2cm" svg:height="0.2cm" svg:x="14.32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2cm" svg:height="0.2cm" svg:x="17.434cm" svg:y="5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0.6cm" svg:y1="5.418cm" svg:x2="21.4cm" svg:y2="9.9cm">
          <text:p/>
        </draw:line>
        <draw:line draw:style-name="gr20" draw:text-style-name="P1" draw:layer="layout" svg:x1="10.6cm" svg:y1="7.318cm" svg:x2="21.4cm" svg:y2="11.8cm">
          <text:p/>
        </draw:line>
        <draw:line draw:style-name="gr21" draw:text-style-name="P1" draw:layer="layout" svg:x1="11.2cm" svg:y1="6.6cm" svg:x2="10.8cm" svg:y2="7.4cm">
          <text:p/>
        </draw:line>
        <draw:line draw:style-name="gr21" draw:text-style-name="P1" draw:layer="layout" svg:x1="11.6cm" svg:y1="5.8cm" svg:x2="11.2cm" svg:y2="6.6cm">
          <text:p/>
        </draw:line>
        <draw:frame draw:style-name="gr22" draw:text-style-name="P12" draw:layer="layout" svg:width="0.386cm" svg:height="0.242cm" svg:x="10.914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12" draw:layer="layout" svg:width="0.386cm" svg:height="0.242cm" svg:x="10.514cm" svg:y="6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custom-shape draw:style-name="gr18" draw:text-style-name="P6" draw:layer="layout" svg:width="0.147cm" svg:height="0.149cm" svg:x="7.359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8.094cm" svg:y="7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8.903cm" svg:y="7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9.86cm" svg:y="8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11.037cm" svg:y="8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11.552cm" svg:y="9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11.775cm" svg:y="8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10.452cm" svg:y="8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10.453cm" svg:y="8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9.131cm" svg:y="8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9.058cm" svg:y="7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8.397cm" svg:y="7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6.929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7.445cm" svg:y="9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8.475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9.872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8.255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9.432cm" svg:y="6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6.2cm" svg:y="10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7.524cm" svg:y="7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7.966cm" svg:y="6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8.334cm" svg:y="8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7.967cm" svg:y="6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9.658cm" svg:y="7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10.761cm" svg:y="8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0.147cm" svg:height="0.149cm" svg:x="11.496cm" svg:y="9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47cm" svg:height="0.149cm" svg:x="10.761cm" svg:y="8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0.147cm" svg:height="0.149cm" svg:x="12.45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3cm" svg:y1="8.6cm" svg:x2="7.6cm" svg:y2="13.6cm">
          <text:p/>
        </draw:line>
        <draw:custom-shape draw:style-name="gr26" draw:text-style-name="P17" draw:layer="layout" svg:width="0.124cm" svg:height="0.115cm" svg:x="14.236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856cm" svg:y="5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539cm" svg:y="5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6.346cm" svg:y="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339cm" svg:y="6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774cm" svg:y="6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962cm" svg:y="6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6.846cm" svg:y="6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5cm" svg:height="0.115cm" svg:x="16.846cm" svg:y="5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731cm" svg:y="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669cm" svg:y="5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112cm" svg:y="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3.873cm" svg:y="6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5cm" svg:height="0.116cm" svg:x="14.308cm" svg:y="6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178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6.356cm" svg:y="6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992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985cm" svg:y="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3.258cm" svg:y="7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375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748cm" svg:y="4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059cm" svg:y="5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749cm" svg:y="4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6.176cm" svg:y="5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106cm" svg:y="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124cm" svg:height="0.115cm" svg:x="17.727cm" svg:y="6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106cm" svg:y="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124cm" svg:height="0.115cm" svg:x="18.534cm" svg:y="6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curve" draw:line-skew="3.51cm" svg:x1="10.415cm" svg:y1="10.247cm" svg:x2="17.435cm" svg:y2="7.631cm" svg:d="M10415 10247c10530 0 7020-2616 7020-2616" svg:viewBox="0 0 7583 2617">
          <text:p/>
        </draw:connector>
        <draw:frame draw:style-name="gr29" draw:text-style-name="P19" draw:layer="layout" svg:width="5cm" svg:height="1.153cm" svg:x="14.4cm" svg:y="10.2cm">
          <draw:text-box>
            <text:p><text:span text:style-name="T1">Transformació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custom-shape draw:style-name="gr18" draw:text-style-name="P6" draw:layer="layout" svg:width="0.124cm" svg:height="0.122cm" svg:x="14.178cm" svg:y="5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4.798cm" svg:y="5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5.481cm" svg:y="5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6.288cm" svg:y="6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7.281cm" svg:y="6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7.716cm" svg:y="6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7.904cm" svg:y="6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1cm" svg:x="16.788cm" svg:y="6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5cm" svg:height="0.122cm" svg:x="16.788cm" svg:y="5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5.673cm" svg:y="6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5.611cm" svg:y="5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5.054cm" svg:y="5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3.815cm" svg:y="6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5cm" svg:height="0.122cm" svg:x="14.25cm" svg:y="6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5.12cm" svg:y="7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6.298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4.934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5.927cm" svg:y="4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3.2cm" svg:y="7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4.317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4.69cm" svg:y="4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5.001cm" svg:y="5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4.691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6.118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2cm" svg:x="17.048cm" svg:y="6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0.124cm" svg:height="0.122cm" svg:x="17.669cm" svg:y="6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24cm" svg:height="0.121cm" svg:x="17.048cm" svg:y="6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0.124cm" svg:height="0.122cm" svg:x="18.476cm" svg:y="6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3cm" svg:y1="8.6cm" svg:x2="7.6cm" svg:y2="13.6cm">
          <text:p/>
        </draw:line>
        <draw:custom-shape draw:style-name="gr26" draw:text-style-name="P17" draw:layer="layout" svg:width="0.124cm" svg:height="0.115cm" svg:x="14.236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856cm" svg:y="5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539cm" svg:y="5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6.346cm" svg:y="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339cm" svg:y="6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774cm" svg:y="6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962cm" svg:y="6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6.846cm" svg:y="6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5cm" svg:height="0.115cm" svg:x="16.846cm" svg:y="5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731cm" svg:y="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669cm" svg:y="5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112cm" svg:y="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3.873cm" svg:y="6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5cm" svg:height="0.116cm" svg:x="14.308cm" svg:y="6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178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6.356cm" svg:y="6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992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985cm" svg:y="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3.258cm" svg:y="7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375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748cm" svg:y="4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5.059cm" svg:y="5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4.749cm" svg:y="4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6.176cm" svg:y="5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106cm" svg:y="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124cm" svg:height="0.115cm" svg:x="17.727cm" svg:y="6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124cm" svg:height="0.115cm" svg:x="17.106cm" svg:y="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124cm" svg:height="0.115cm" svg:x="18.534cm" svg:y="6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3d:scene draw:style-name="gr30" svg:width="6.348cm" svg:height="6.525cm" svg:x="5.252cm" svg:y="4.0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dr3d:transform="matrix (0.823718229069072 0.0250619434752325 0.171237426719462 -0.021766418497555 0.674907511987151 0.0784795435461777 -0.194570980647017 -0.119228885164756 0.973594087070378 -5.31656484499291cm -0.636392261972792cm 0.0668153971014901cm)" svg:viewBox="0 -5000 2500 10000" svg:d="M0 5000l125-500 125-500 250-1000 500-2000 500-2000 500-2000 500-2000h-500-500-500-500-250-250z"/>
        </dr3d:scene>
        <dr3d:scene draw:style-name="gr32" svg:width="7.325cm" svg:height="8.499cm" svg:x="13.299cm" svg:y="4.242cm" dr3d:transform="matrix (0.94189889572255 0.0696294439868309 -0.328600381568137 0.0903387373783114 0.889721414968395 0.447475939325825 0.3235202973007 -0.451162436686302 0.831737382205313 0.00602293506905439cm 0cm 0.060268850196805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svg:viewBox="0 -5000 2500 10000" svg:d="M0 5000l125-500 125-500 250-1000 500-2000 500-2000 500-2000 500-2000h-500-500-500-500-250-250z"/>
        </dr3d:scene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aw:frame draw:style-name="gr29" draw:text-style-name="P19" draw:layer="layout" svg:width="5cm" svg:height="1.153cm" svg:x="19.8cm" svg:y="8.047cm">
          <draw:text-box>
            <text:p><text:span text:style-name="T1">X</text:span></text:p>
          </draw:text-box>
        </draw:frame>
        <draw:frame draw:style-name="gr29" draw:text-style-name="P19" draw:layer="layout" svg:width="5cm" svg:height="1.153cm" svg:x="12.2cm" svg:y="2.6cm">
          <draw:text-box>
            <text:p><text:span text:style-name="T1">Z</text:span></text:p>
          </draw:text-box>
        </draw:frame>
        <draw:frame draw:style-name="gr29" draw:text-style-name="P19" draw:layer="layout" svg:width="5cm" svg:height="1.153cm" svg:x="7.4cm" svg:y="12cm">
          <draw:text-box>
            <text:p><text:span text:style-name="T1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3d:scene draw:style-name="gr30" svg:width="6.348cm" svg:height="6.525cm" svg:x="5.252cm" svg:y="4.0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dr3d:transform="matrix (0.823718229069072 0.0250619434752325 0.171237426719462 -0.021766418497555 0.674907511987151 0.0784795435461777 -0.194570980647017 -0.119228885164756 0.973594087070378 -5.31656484499291cm -0.636392261972792cm 0.0668153971014901cm)" svg:viewBox="0 -5000 2500 10000" svg:d="M0 5000l125-500 125-500 250-1000 500-2000 500-2000 500-2000 500-2000h-500-500-500-500-250-250z"/>
        </dr3d:scene>
        <dr3d:scene draw:style-name="gr32" svg:width="7.325cm" svg:height="8.499cm" svg:x="13.299cm" svg:y="4.242cm" dr3d:transform="matrix (0.94189889572255 0.0696294439868309 -0.328600381568137 0.0903387373783114 0.889721414968395 0.447475939325825 0.3235202973007 -0.451162436686302 0.831737382205313 0.00602293506905439cm 0cm 0.060268850196805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svg:viewBox="0 -5000 2500 10000" svg:d="M0 5000l125-500 125-500 250-1000 500-2000 500-2000 500-2000 500-2000h-500-500-500-500-250-250z"/>
        </dr3d:scene>
        <draw:custom-shape draw:style-name="gr34" draw:text-style-name="P20" draw:layer="layout" svg:width="0.4cm" svg:height="0.4cm" svg:x="7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0.4cm" svg:height="0.4cm" svg:x="13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4cm" svg:height="0.4cm" svg:x="10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4cm" svg:height="0.4cm" svg:x="16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4cm" svg:height="0.4cm" svg:x="8.6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4cm" svg:height="0.4cm" svg:x="10.2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4cm" svg:height="0.4cm" svg:x="16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aw:frame draw:style-name="gr29" draw:text-style-name="P19" draw:layer="layout" svg:width="5cm" svg:height="1.153cm" svg:x="19.8cm" svg:y="8.047cm">
          <draw:text-box>
            <text:p><text:span text:style-name="T1">X</text:span></text:p>
          </draw:text-box>
        </draw:frame>
        <draw:frame draw:style-name="gr29" draw:text-style-name="P19" draw:layer="layout" svg:width="5cm" svg:height="1.153cm" svg:x="12.2cm" svg:y="2.6cm">
          <draw:text-box>
            <text:p><text:span text:style-name="T1">Z</text:span></text:p>
          </draw:text-box>
        </draw:frame>
        <draw:frame draw:style-name="gr29" draw:text-style-name="P19" draw:layer="layout" svg:width="5cm" svg:height="1.153cm" svg:x="7.4cm" svg:y="12cm">
          <draw:text-box>
            <text:p><text:span text:style-name="T1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3d:scene draw:style-name="gr30" svg:width="6.348cm" svg:height="6.525cm" svg:x="9.5cm" svg:y="3.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dr3d:transform="matrix (0.823718229069072 0.0250619434752325 0.171237426719462 -0.021766418497555 0.674907511987151 0.0784795435461777 -0.194570980647017 -0.119228885164756 0.973594087070378 -5.31656484499291cm -0.636392261972792cm 0.0668153971014901cm)" svg:viewBox="0 -5000 2500 10000" svg:d="M0 5000l125-500 125-500 250-1000 500-2000 500-2000 500-2000 500-2000h-500-500-500-500-250-250z"/>
        </dr3d:scene>
        <dr3d:scene draw:style-name="gr32" svg:width="6.101cm" svg:height="6.741cm" svg:x="12.099cm" svg:y="3.559cm" dr3d:transform="matrix (0.94189889572255 0.0696294439868309 -0.328600381568137 0.0903387373783114 0.889721414968395 0.447475939325825 0.3235202973007 -0.451162436686302 0.831737382205313 0.00602293506905439cm 0cm 0.060268850196805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svg:viewBox="0 -5000 2500 10000" svg:d="M0 5000l125-500 125-500 250-1000 500-2000 500-2000 500-2000 500-2000h-500-500-500-500-250-250z"/>
        </dr3d:scene>
        <draw:custom-shape draw:style-name="gr34" draw:text-style-name="P20" draw:layer="layout" svg:width="0.4cm" svg:height="0.4cm" svg:x="1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4cm" svg:height="0.4cm" svg:x="14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4cm" svg:height="0.4cm" svg:x="12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4cm" svg:height="0.4cm" svg:x="14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4cm" svg:height="0.4cm" svg:x="14.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aw:frame draw:style-name="gr29" draw:text-style-name="P19" draw:layer="layout" svg:width="5cm" svg:height="1.153cm" svg:x="19.8cm" svg:y="8.047cm">
          <draw:text-box>
            <text:p><text:span text:style-name="T1">X</text:span></text:p>
          </draw:text-box>
        </draw:frame>
        <draw:frame draw:style-name="gr29" draw:text-style-name="P19" draw:layer="layout" svg:width="5cm" svg:height="1.153cm" svg:x="12.2cm" svg:y="2.6cm">
          <draw:text-box>
            <text:p><text:span text:style-name="T1">Z</text:span></text:p>
          </draw:text-box>
        </draw:frame>
        <draw:frame draw:style-name="gr29" draw:text-style-name="P19" draw:layer="layout" svg:width="5cm" svg:height="1.153cm" svg:x="7.4cm" svg:y="12cm">
          <draw:text-box>
            <text:p><text:span text:style-name="T1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3d:scene draw:style-name="gr30" svg:width="10.761cm" svg:height="8.953cm" svg:x="9.362cm" svg:y="3.4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dr3d:transform="matrix (0.665044118780285 -0.262149149983094 0.444360463430134 0.342811743995636 0.567462307289519 -0.150331644873725 -0.368564644604227 0.439904564412488 0.818903484485684 -6.35838866786101cm -3.66369885128044cm -0.100732011934084cm)" svg:viewBox="0 -5000 2500 10000" svg:d="M0 5000l125-500 125-500 250-1000 500-2000 500-2000 500-2000 500-2000h-500-500-500-500-250-250z"/>
        </dr3d:scene>
        <dr3d:scene draw:style-name="gr32" svg:width="9.604cm" svg:height="7.289cm" svg:x="11.796cm" svg:y="3cm" dr3d:transform="matrix (0.800804551665603 -0.145828077537945 -0.580901232425307 0.405296826446955 0.846041317463636 0.346335923081075 0.440960942152114 -0.512784809589735 0.736617394955033 0.0662642945348479cm 0.120939142997325cm 0.24245086040293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svg:viewBox="0 -5000 2500 10000" svg:d="M0 5000l125-500 125-500 250-1000 500-2000 500-2000 500-2000 500-2000h-500-500-500-500-250-250z"/>
        </dr3d:scene>
        <draw:custom-shape draw:style-name="gr34" draw:text-style-name="P20" draw:layer="layout" svg:width="0.4cm" svg:height="0.4cm" svg:x="1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4cm" svg:height="0.4cm" svg:x="15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4cm" svg:height="0.4cm" svg:x="17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4cm" svg:height="0.4cm" svg:x="17.5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aw:frame draw:style-name="gr29" draw:text-style-name="P19" draw:layer="layout" svg:width="5cm" svg:height="1.153cm" svg:x="19.8cm" svg:y="8.047cm">
          <draw:text-box>
            <text:p><text:span text:style-name="T1">X</text:span></text:p>
          </draw:text-box>
        </draw:frame>
        <draw:frame draw:style-name="gr29" draw:text-style-name="P19" draw:layer="layout" svg:width="5cm" svg:height="1.153cm" svg:x="12.2cm" svg:y="2.6cm">
          <draw:text-box>
            <text:p><text:span text:style-name="T1">Z</text:span></text:p>
          </draw:text-box>
        </draw:frame>
        <draw:frame draw:style-name="gr29" draw:text-style-name="P19" draw:layer="layout" svg:width="5cm" svg:height="1.153cm" svg:x="7.4cm" svg:y="12cm">
          <draw:text-box>
            <text:p><text:span text:style-name="T1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3d:scene draw:style-name="gr30" svg:width="10.761cm" svg:height="8.953cm" svg:x="9.362cm" svg:y="3.4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dr3d:transform="matrix (0.665044118780285 -0.262149149983094 0.444360463430134 0.342811743995636 0.567462307289519 -0.150331644873725 -0.368564644604227 0.439904564412488 0.818903484485684 -6.35838866786101cm -3.66369885128044cm -0.100732011934084cm)" svg:viewBox="0 -5000 2500 10000" svg:d="M0 5000l125-500 125-500 250-1000 500-2000 500-2000 500-2000 500-2000h-500-500-500-500-250-250z"/>
        </dr3d:scene>
        <dr3d:scene draw:style-name="gr32" svg:width="9.411cm" svg:height="6.959cm" svg:x="11.552cm" svg:y="3.644cm" dr3d:transform="matrix (0.800804551665603 -0.145828077537945 -0.580901232425307 0.405296826446955 0.846041317463636 0.346335923081075 0.440960942152114 -0.512784809589735 0.736617394955033 0.0662642945348479cm 0.120939142997325cm 0.24245086040293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dr3d:transform="matrix (0.927371399513506 -0.0158166815242996 -0.0498388427799388 -0.0158166815242996 0.870499881182896 0.0484140255762811 -0.0498388427799388 0.0484140255762811 0.937933910134798 -0.185741835836912cm -0.665893967176602cm 0.166606628198234cm)" svg:viewBox="0 -5000 2500 10000" svg:d="M0 5000l125-500 125-500 250-1000 500-2000 500-2000 500-2000 500-2000h-500-500-500-500-250-250z"/>
        </dr3d:scene>
        <draw:custom-shape draw:style-name="gr34" draw:text-style-name="P20" draw:layer="layout" svg:width="0.4cm" svg:height="0.4cm" svg:x="1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0.4cm" svg:height="0.4cm" svg:x="15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0.4cm" svg:height="0.4cm" svg:x="17.5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2" draw:layer="layout" svg:width="0.4cm" svg:height="0.4cm" svg:x="17.2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5cm" svg:height="1.153cm" svg:x="19.8cm" svg:y="8.047cm">
          <draw:text-box>
            <text:p><text:span text:style-name="T1">X</text:span></text:p>
          </draw:text-box>
        </draw:frame>
        <draw:frame draw:style-name="gr29" draw:text-style-name="P19" draw:layer="layout" svg:width="5cm" svg:height="1.153cm" svg:x="12.2cm" svg:y="2.6cm">
          <draw:text-box>
            <text:p><text:span text:style-name="T1">Z</text:span></text:p>
          </draw:text-box>
        </draw:frame>
        <draw:frame draw:style-name="gr29" draw:text-style-name="P19" draw:layer="layout" svg:width="5cm" svg:height="1.153cm" svg:x="7.4cm" svg:y="12cm">
          <draw:text-box>
            <text:p><text:span text:style-name="T1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line draw:style-name="gr14" draw:text-style-name="P1" draw:layer="layout" svg:x1="11.2cm" svg:y1="9.2cm" svg:x2="21cm" svg:y2="9.2cm">
          <text:p/>
        </draw:line>
        <draw:line draw:style-name="gr14" draw:text-style-name="P1" draw:layer="layout" svg:x1="12.316cm" svg:y1="10.2cm" svg:x2="12.2cm" svg:y2="2.8cm">
          <text:p/>
        </draw:line>
        <draw:line draw:style-name="gr14" draw:text-style-name="P1" draw:layer="layout" svg:x1="13cm" svg:y1="8.6cm" svg:x2="7.6cm" svg:y2="13.6cm">
          <text:p/>
        </draw:line>
        <draw:frame draw:style-name="gr29" draw:text-style-name="P19" draw:layer="layout" svg:width="5cm" svg:height="1.153cm" svg:x="19.8cm" svg:y="8.047cm">
          <draw:text-box>
            <text:p><text:span text:style-name="T1">X</text:span></text:p>
          </draw:text-box>
        </draw:frame>
        <draw:frame draw:style-name="gr29" draw:text-style-name="P19" draw:layer="layout" svg:width="5cm" svg:height="1.153cm" svg:x="12.2cm" svg:y="2.6cm">
          <draw:text-box>
            <text:p><text:span text:style-name="T1">Z</text:span></text:p>
          </draw:text-box>
        </draw:frame>
        <draw:frame draw:style-name="gr29" draw:text-style-name="P19" draw:layer="layout" svg:width="5cm" svg:height="1.153cm" svg:x="7.4cm" svg:y="12cm">
          <draw:text-box>
            <text:p><text:span text:style-name="T1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 Roman" svg:font-family="'Liberation Serif Roman'" style:font-family-generic="roman"/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 Roman1" svg:font-family="'Liberation Serif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7T10:31:05.225060709</meta:creation-date>
    <meta:generator>LibreOffice/6.4.4.2$Linux_X86_64 LibreOffice_project/40$Build-2</meta:generator>
    <dc:date>2020-06-03T12:49:33.260180876</dc:date>
    <meta:editing-duration>PT50M37S</meta:editing-duration>
    <meta:editing-cycles>14</meta:editing-cycles>
    <meta:document-statistic meta:object-count="1627"/>
  </office:meta>
</office:document-meta>
</file>

<file path=Object 1/content.xml><?xml version="1.0" encoding="utf-8"?>
<math xmlns="http://www.w3.org/1998/Math/MathML" display="block">
  <semantics>
    <mi>ε</mi>
    <annotation encoding="StarMath 5.0">%varepsilon </annotation>
  </semantics>
</math>
</file>

<file path=Object 2/content.xml><?xml version="1.0" encoding="utf-8"?>
<math xmlns="http://www.w3.org/1998/Math/MathML" display="block">
  <semantics>
    <mi>ε</mi>
    <annotation encoding="StarMath 5.0">%varepsilon </annotation>
  </semantics>
</math>
</file>

<file path=Object 3/content.xml><?xml version="1.0" encoding="utf-8"?>
<math xmlns="http://www.w3.org/1998/Math/MathML" display="block">
  <semantics>
    <mi>ε</mi>
    <annotation encoding="StarMath 5.0">%varepsilon </annotation>
  </semantics>
</math>
</file>

<file path=Object 4/content.xml><?xml version="1.0" encoding="utf-8"?>
<math xmlns="http://www.w3.org/1998/Math/MathML" display="block">
  <semantics>
    <mi>ε</mi>
    <annotation encoding="StarMath 5.0">%varepsilon </annotation>
  </semantics>
</math>
</file>